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99.1pt"/>
    </style:style>
    <style:style style:name="co6" style:family="table-column">
      <style:table-column-properties fo:break-before="auto" style:column-width="72.31pt"/>
    </style:style>
    <style:style style:name="co7" style:family="table-column">
      <style:table-column-properties fo:break-before="auto" style:column-width="73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color="#cc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24"/>
          <table:table-cell table:style-name="ce1" office:value-type="string" calcext:value-type="string" table:number-columns-spanned="4" table:number-rows-spanned="1">
            <text:p>Iteration Number: 30</text:p>
          </table:table-cell>
          <table:covered-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ataset 1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teration Number</text:p>
          </table:table-cell>
          <table:table-cell table:style-name="ce1" office:value-type="string" calcext:value-type="string" table:number-columns-spanned="2" table:number-rows-spanned="1">
            <text:p>Initialization Results</text:p>
          </table:table-cell>
          <table:covered-table-cell/>
          <table:table-cell table:number-columns-repeated="5"/>
          <table:table-cell table:style-name="ce1" office:value-type="string" calcext:value-type="string" table:number-columns-spanned="3" table:number-rows-spanned="1">
            <text:p>Do Not Set Variance To 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et Variance To 1</text:p>
          </table:table-cell>
          <table:covered-table-cell table:number-columns-repeated="2" table:style-name="ce1"/>
          <table:table-cell table:number-columns-repeated="8"/>
          <table:table-cell office:value-type="string" calcext:value-type="string">
            <text:p>Base Learner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Bagging</text:p>
          </table:table-cell>
          <table:table-cell office:value-type="string" calcext:value-type="string">
            <text:p>Boosting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enter[0]</text:p>
          </table:table-cell>
          <table:table-cell office:value-type="float" office:value="25.0003567580731" calcext:value-type="float">
            <text:p>25.0003567581</text:p>
          </table:table-cell>
          <table:table-cell table:number-columns-repeated="5"/>
          <table:table-cell table:style-name="ce1" office:value-type="string" calcext:value-type="string">
            <text:p>Initialization</text:p>
          </table:table-cell>
          <table:table-cell table:style-name="ce1" office:value-type="string" calcext:value-type="string">
            <text:p>EM Iterations</text:p>
          </table:table-cell>
          <table:table-cell table:style-name="ce1" office:value-type="string" calcext:value-type="string">
            <text:p>Log Likelihood/10000</text:p>
          </table:table-cell>
          <table:table-cell/>
          <table:table-cell table:style-name="ce1" office:value-type="string" calcext:value-type="string">
            <text:p>Initialization</text:p>
          </table:table-cell>
          <table:table-cell table:style-name="ce1" office:value-type="string" calcext:value-type="string">
            <text:p>EM Iterations</text:p>
          </table:table-cell>
          <table:table-cell table:style-name="ce1" office:value-type="string" calcext:value-type="string">
            <text:p>Log Likelihood/10000</text:p>
          </table:table-cell>
          <table:table-cell table:number-columns-repeated="8"/>
          <table:table-cell office:value-type="string" calcext:value-type="string">
            <text:p>J48</text:p>
          </table:table-cell>
          <table:table-cell office:value-type="float" office:value="22.4489795918367" calcext:value-type="float">
            <text:p>22.4489795918</text:p>
          </table:table-cell>
          <table:table-cell office:value-type="float" office:value="21.5136054421769" calcext:value-type="float">
            <text:p>21.5136054422</text:p>
          </table:table-cell>
          <table:table-cell table:style-name="ce2" office:value-type="float" office:value="20.7968901846453" calcext:value-type="float">
            <text:p>20.7968901846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enter[1]</text:p>
          </table:table-cell>
          <table:table-cell office:value-type="float" office:value="16.5847110137981" calcext:value-type="float">
            <text:p>16.5847110138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-1.86164176073526" calcext:value-type="float">
            <text:p>-1.86164176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.5174605100031" calcext:value-type="float">
            <text:p>-1.51746051</text:p>
          </table:table-cell>
          <table:table-cell table:number-columns-repeated="8"/>
          <table:table-cell office:value-type="string" calcext:value-type="string">
            <text:p>Logistic Regression</text:p>
          </table:table-cell>
          <table:table-cell table:style-name="ce2" office:value-type="float" office:value="20.4081632653061" calcext:value-type="float">
            <text:p>20.4081632653</text:p>
          </table:table-cell>
          <table:table-cell office:value-type="float" office:value="20.7482993197279" calcext:value-type="float">
            <text:p>20.7482993197</text:p>
          </table:table-cell>
          <table:table-cell office:value-type="float" office:value="20.4506802721088" calcext:value-type="float">
            <text:p>20.450680272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enter[2]</text:p>
          </table:table-cell>
          <table:table-cell office:value-type="float" office:value="9.79297822649439" calcext:value-type="float">
            <text:p>9.792978226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.84341072838413" calcext:value-type="float">
            <text:p>-1.84341072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.5100775131483" calcext:value-type="float">
            <text:p>-1.5100775131</text:p>
          </table:table-cell>
          <table:table-cell table:number-columns-repeated="8"/>
          <table:table-cell office:value-type="string" calcext:value-type="string">
            <text:p>Decision Stump</text:p>
          </table:table-cell>
          <table:table-cell office:value-type="float" office:value="21.3151927437642" calcext:value-type="float">
            <text:p>21.3151927438</text:p>
          </table:table-cell>
          <table:table-cell office:value-type="float" office:value="20.578231292517" calcext:value-type="float">
            <text:p>20.5782312925</text:p>
          </table:table-cell>
          <table:table-cell table:style-name="ce2" office:value-type="float" office:value="20.3325774754346" calcext:value-type="float">
            <text:p>20.3325774754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iance[0]</text:p>
          </table:table-cell>
          <table:table-cell office:value-type="float" office:value="4.66967150822652" calcext:value-type="float">
            <text:p>4.669671508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.74823639386477" calcext:value-type="float">
            <text:p>-1.74823639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.5100775131483" calcext:value-type="float">
            <text:p>-1.510077513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iance[1]</text:p>
          </table:table-cell>
          <table:table-cell office:value-type="float" office:value="0.0314442732113668" calcext:value-type="float">
            <text:p>0.031444273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.62370569227745" calcext:value-type="float">
            <text:p>-1.62370569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.5100775131483" calcext:value-type="float">
            <text:p>-1.5100775131</text:p>
          </table:table-cell>
          <table:table-cell table:number-columns-repeated="8"/>
          <table:table-cell office:value-type="string" calcext:value-type="string">
            <text:p>Dataset 2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iance[2]</text:p>
          </table:table-cell>
          <table:table-cell office:value-type="float" office:value="23.6252945018106" calcext:value-type="float">
            <text:p>23.62529450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1.50997722545865" calcext:value-type="float">
            <text:p>-1.50997722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1.5100775131483" calcext:value-type="float">
            <text:p>-1.5100775131</text:p>
          </table:table-cell>
          <table:table-cell table:number-columns-repeated="8"/>
          <table:table-cell office:value-type="string" calcext:value-type="string">
            <text:p>Base Learner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Bagging</text:p>
          </table:table-cell>
          <table:table-cell office:value-type="string" calcext:value-type="string">
            <text:p>Boosting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.50997717496468" calcext:value-type="float">
            <text:p>-1.509977175</text:p>
          </table:table-cell>
          <table:table-cell table:number-columns-repeated="12"/>
          <table:table-cell office:value-type="string" calcext:value-type="string">
            <text:p>J48</text:p>
          </table:table-cell>
          <table:table-cell office:value-type="float" office:value="26.171875" calcext:value-type="float">
            <text:p>26.171875</text:p>
          </table:table-cell>
          <table:table-cell table:style-name="ce2" office:value-type="float" office:value="25.3255208333333" calcext:value-type="float">
            <text:p>25.3255208333</text:p>
          </table:table-cell>
          <table:table-cell office:value-type="float" office:value="25.483630952381" calcext:value-type="float">
            <text:p>25.4836309524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enter[0]</text:p>
          </table:table-cell>
          <table:table-cell office:value-type="float" office:value="25.486654429321" calcext:value-type="float">
            <text:p>25.48665442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.50997717828871" calcext:value-type="float">
            <text:p>-1.5099771783</text:p>
          </table:table-cell>
          <table:table-cell table:number-columns-repeated="12"/>
          <table:table-cell office:value-type="string" calcext:value-type="string">
            <text:p>Logistic Regression</text:p>
          </table:table-cell>
          <table:table-cell table:style-name="ce2" office:value-type="float" office:value="24.4791666666667" calcext:value-type="float">
            <text:p>24.4791666667</text:p>
          </table:table-cell>
          <table:table-cell office:value-type="float" office:value="24.7916666666667" calcext:value-type="float">
            <text:p>24.7916666667</text:p>
          </table:table-cell>
          <table:table-cell office:value-type="float" office:value="25.146484375" calcext:value-type="float">
            <text:p>25.146484375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enter[1]</text:p>
          </table:table-cell>
          <table:table-cell office:value-type="float" office:value="15.4827176261639" calcext:value-type="float">
            <text:p>15.48271762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.50997717496468" calcext:value-type="float">
            <text:p>-1.509977175</text:p>
          </table:table-cell>
          <table:table-cell table:number-columns-repeated="12"/>
          <table:table-cell office:value-type="string" calcext:value-type="string">
            <text:p>Decision Stump</text:p>
          </table:table-cell>
          <table:table-cell office:value-type="float" office:value="25.6944444444444" calcext:value-type="float">
            <text:p>25.6944444444</text:p>
          </table:table-cell>
          <table:table-cell office:value-type="float" office:value="25.1953125" calcext:value-type="float">
            <text:p>25.1953125</text:p>
          </table:table-cell>
          <table:table-cell table:style-name="ce2" office:value-type="float" office:value="25.1591435185185" calcext:value-type="float">
            <text:p>25.1591435185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enter[2]</text:p>
          </table:table-cell>
          <table:table-cell office:value-type="float" office:value="5.59926570290346" calcext:value-type="float">
            <text:p>5.5992657029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Variance[0]</text:p>
          </table:table-cell>
          <table:table-cell office:value-type="float" office:value="0.998096618037914" calcext:value-type="float">
            <text:p>0.998096618</text:p>
          </table:table-cell>
          <table:table-cell table:number-columns-repeated="20"/>
          <table:table-cell office:value-type="string" calcext:value-type="string">
            <text:p>Dataset 3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Variance[1]</text:p>
          </table:table-cell>
          <table:table-cell office:value-type="float" office:value="0.887465851687685" calcext:value-type="float">
            <text:p>0.8874658517</text:p>
          </table:table-cell>
          <table:table-cell table:number-columns-repeated="20"/>
          <table:table-cell office:value-type="string" calcext:value-type="string">
            <text:p>Base Learner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Bagging</text:p>
          </table:table-cell>
          <table:table-cell office:value-type="string" calcext:value-type="string">
            <text:p>Boosting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Variance[2]</text:p>
          </table:table-cell>
          <table:table-cell office:value-type="float" office:value="1.66710382934022" calcext:value-type="float">
            <text:p>1.6671038293</text:p>
          </table:table-cell>
          <table:table-cell table:number-columns-repeated="20"/>
          <table:table-cell office:value-type="string" calcext:value-type="string">
            <text:p>J48</text:p>
          </table:table-cell>
          <table:table-cell table:style-name="ce2" office:value-type="float" office:value="8.54700854700855" calcext:value-type="float">
            <text:p>8.547008547</text:p>
          </table:table-cell>
          <table:table-cell office:value-type="float" office:value="11.039886039886" calcext:value-type="float">
            <text:p>11.0398860399</text:p>
          </table:table-cell>
          <table:table-cell office:value-type="float" office:value="11.3146113146113" calcext:value-type="float">
            <text:p>11.3146113146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Logistic Regression</text:p>
          </table:table-cell>
          <table:table-cell table:style-name="ce2" office:value-type="float" office:value="9.82905982905983" calcext:value-type="float">
            <text:p>9.829059829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1.3603988603989" calcext:value-type="float">
            <text:p>11.3603988604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Decision Stump</text:p>
          </table:table-cell>
          <table:table-cell office:value-type="float" office:value="12.3456790123457" calcext:value-type="float">
            <text:p>12.3456790123</text:p>
          </table:table-cell>
          <table:table-cell table:style-name="ce2" office:value-type="float" office:value="12.0607787274454" calcext:value-type="float">
            <text:p>12.0607787274</text:p>
          </table:table-cell>
          <table:table-cell office:value-type="float" office:value="11.0477999366888" calcext:value-type="float">
            <text:p>11.0477999367</text:p>
          </table:table-cell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24"/>
          <table:table-cell table:style-name="ce1" office:value-type="string" calcext:value-type="string" table:number-columns-spanned="4" table:number-rows-spanned="1">
            <text:p>Iteration Number: 100</text:p>
          </table:table-cell>
          <table:covered-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ataset 1: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Base Learner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Bagging</text:p>
          </table:table-cell>
          <table:table-cell office:value-type="string" calcext:value-type="string">
            <text:p>Boosting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J48</text:p>
          </table:table-cell>
          <table:table-cell office:value-type="float" office:value="22.4489795918367" calcext:value-type="float">
            <text:p>22.4489795918</text:p>
          </table:table-cell>
          <table:table-cell office:value-type="float" office:value="21.4285714285714" calcext:value-type="float">
            <text:p>21.4285714286</text:p>
          </table:table-cell>
          <table:table-cell table:style-name="ce2" office:value-type="float" office:value="20.7968901846453" calcext:value-type="float">
            <text:p>20.7968901846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Logistic Regression</text:p>
          </table:table-cell>
          <table:table-cell table:style-name="ce2" office:value-type="float" office:value="20.4081632653061" calcext:value-type="float">
            <text:p>20.4081632653</text:p>
          </table:table-cell>
          <table:table-cell office:value-type="float" office:value="20.6802721088435" calcext:value-type="float">
            <text:p>20.6802721088</text:p>
          </table:table-cell>
          <table:table-cell office:value-type="float" office:value="20.4506802721088" calcext:value-type="float">
            <text:p>20.4506802721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Decision Stump</text:p>
          </table:table-cell>
          <table:table-cell office:value-type="float" office:value="21.3151927437642" calcext:value-type="float">
            <text:p>21.3151927438</text:p>
          </table:table-cell>
          <table:table-cell office:value-type="float" office:value="20.6349206349206" calcext:value-type="float">
            <text:p>20.6349206349</text:p>
          </table:table-cell>
          <table:table-cell table:style-name="ce2" office:value-type="float" office:value="20.2947845804989" calcext:value-type="float">
            <text:p>20.2947845805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ataset 2: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Base Learner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Bagging</text:p>
          </table:table-cell>
          <table:table-cell office:value-type="string" calcext:value-type="string">
            <text:p>Boosting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J48</text:p>
          </table:table-cell>
          <table:table-cell office:value-type="float" office:value="26.171875" calcext:value-type="float">
            <text:p>26.171875</text:p>
          </table:table-cell>
          <table:table-cell office:value-type="float" office:value="25.1953125" calcext:value-type="float">
            <text:p>25.1953125</text:p>
          </table:table-cell>
          <table:table-cell table:style-name="ce2" office:value-type="float" office:value="25.1302083333333" calcext:value-type="float">
            <text:p>25.1302083333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Logistic Regression</text:p>
          </table:table-cell>
          <table:table-cell table:style-name="ce2" office:value-type="float" office:value="24.4791666666667" calcext:value-type="float">
            <text:p>24.4791666667</text:p>
          </table:table-cell>
          <table:table-cell office:value-type="float" office:value="24.6614583333333" calcext:value-type="float">
            <text:p>24.6614583333</text:p>
          </table:table-cell>
          <table:table-cell office:value-type="float" office:value="24.8372395833333" calcext:value-type="float">
            <text:p>24.8372395833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Decision Stump</text:p>
          </table:table-cell>
          <table:table-cell office:value-type="float" office:value="25.6944444444444" calcext:value-type="float">
            <text:p>25.6944444444</text:p>
          </table:table-cell>
          <table:table-cell office:value-type="float" office:value="25.0868055555556" calcext:value-type="float">
            <text:p>25.0868055556</text:p>
          </table:table-cell>
          <table:table-cell table:style-name="ce2" office:value-type="float" office:value="24.8119212962963" calcext:value-type="float">
            <text:p>24.8119212963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ataset 3: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Base Learner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Bagging</text:p>
          </table:table-cell>
          <table:table-cell office:value-type="string" calcext:value-type="string">
            <text:p>Boosting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J48</text:p>
          </table:table-cell>
          <table:table-cell table:style-name="ce2" office:value-type="float" office:value="8.54700854700855" calcext:value-type="float">
            <text:p>8.547008547</text:p>
          </table:table-cell>
          <table:table-cell office:value-type="float" office:value="11.039886039886" calcext:value-type="float">
            <text:p>11.0398860399</text:p>
          </table:table-cell>
          <table:table-cell office:value-type="float" office:value="11.2739112739113" calcext:value-type="float">
            <text:p>11.2739112739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Logistic Regression</text:p>
          </table:table-cell>
          <table:table-cell table:style-name="ce2" office:value-type="float" office:value="9.82905982905983" calcext:value-type="float">
            <text:p>9.8290598291</text:p>
          </table:table-cell>
          <table:table-cell office:value-type="float" office:value="11.0541310541311" calcext:value-type="float">
            <text:p>11.0541310541</text:p>
          </table:table-cell>
          <table:table-cell office:value-type="float" office:value="11.3247863247863" calcext:value-type="float">
            <text:p>11.3247863248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Decision Stump</text:p>
          </table:table-cell>
          <table:table-cell office:value-type="float" office:value="12.3456790123457" calcext:value-type="float">
            <text:p>12.3456790123</text:p>
          </table:table-cell>
          <table:table-cell office:value-type="float" office:value="12.1082621082621" calcext:value-type="float">
            <text:p>12.1082621083</text:p>
          </table:table-cell>
          <table:table-cell table:style-name="ce2" office:value-type="float" office:value="10.857866413422" calcext:value-type="float">
            <text:p>10.8578664134</text:p>
          </table:table-cell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24"/>
          <table:table-cell table:style-name="ce1" office:value-type="string" calcext:value-type="string" table:number-columns-spanned="4" table:number-rows-spanned="1">
            <text:p>Iteration Number: 150</text:p>
          </table:table-cell>
          <table:covered-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ataset 1: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Base Learner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Bagging</text:p>
          </table:table-cell>
          <table:table-cell office:value-type="string" calcext:value-type="string">
            <text:p>Boosting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J48</text:p>
          </table:table-cell>
          <table:table-cell office:value-type="float" office:value="22.4489795918367" calcext:value-type="float">
            <text:p>22.4489795918</text:p>
          </table:table-cell>
          <table:table-cell office:value-type="float" office:value="21.4285714285714" calcext:value-type="float">
            <text:p>21.4285714286</text:p>
          </table:table-cell>
          <table:table-cell table:style-name="ce2" office:value-type="float" office:value="20.8940719144801" calcext:value-type="float">
            <text:p>20.8940719145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Logistic Regression</text:p>
          </table:table-cell>
          <table:table-cell table:style-name="ce2" office:value-type="float" office:value="20.4081632653061" calcext:value-type="float">
            <text:p>20.4081632653</text:p>
          </table:table-cell>
          <table:table-cell office:value-type="float" office:value="20.6802721088435" calcext:value-type="float">
            <text:p>20.6802721088</text:p>
          </table:table-cell>
          <table:table-cell office:value-type="float" office:value="20.5357142857143" calcext:value-type="float">
            <text:p>20.5357142857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Decision Stump</text:p>
          </table:table-cell>
          <table:table-cell office:value-type="float" office:value="21.3151927437642" calcext:value-type="float">
            <text:p>21.3151927438</text:p>
          </table:table-cell>
          <table:table-cell office:value-type="float" office:value="20.6349206349206" calcext:value-type="float">
            <text:p>20.6349206349</text:p>
          </table:table-cell>
          <table:table-cell table:style-name="ce2" office:value-type="float" office:value="20.3703703703704" calcext:value-type="float">
            <text:p>20.3703703704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ataset 2: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Base Learner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Bagging</text:p>
          </table:table-cell>
          <table:table-cell office:value-type="string" calcext:value-type="string">
            <text:p>Boosting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J48</text:p>
          </table:table-cell>
          <table:table-cell office:value-type="float" office:value="26.171875" calcext:value-type="float">
            <text:p>26.171875</text:p>
          </table:table-cell>
          <table:table-cell table:style-name="ce2" office:value-type="float" office:value="25.09765625" calcext:value-type="float">
            <text:p>25.09765625</text:p>
          </table:table-cell>
          <table:table-cell office:value-type="float" office:value="25.1488095238095" calcext:value-type="float">
            <text:p>25.1488095238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Logistic Regression</text:p>
          </table:table-cell>
          <table:table-cell table:style-name="ce2" office:value-type="float" office:value="24.4791666666667" calcext:value-type="float">
            <text:p>24.4791666667</text:p>
          </table:table-cell>
          <table:table-cell office:value-type="float" office:value="24.609375" calcext:value-type="float">
            <text:p>24.609375</text:p>
          </table:table-cell>
          <table:table-cell office:value-type="float" office:value="24.853515625" calcext:value-type="float">
            <text:p>24.853515625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Decision Stump</text:p>
          </table:table-cell>
          <table:table-cell office:value-type="float" office:value="25.6944444444444" calcext:value-type="float">
            <text:p>25.694444444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4.7974537037037" calcext:value-type="float">
            <text:p>24.7974537037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ataset 3: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Base Learner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Bagging</text:p>
          </table:table-cell>
          <table:table-cell office:value-type="string" calcext:value-type="string">
            <text:p>Boosting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J48</text:p>
          </table:table-cell>
          <table:table-cell table:style-name="ce2" office:value-type="float" office:value="8.54700854700855" calcext:value-type="float">
            <text:p>8.547008547</text:p>
          </table:table-cell>
          <table:table-cell office:value-type="float" office:value="11.039886039886" calcext:value-type="float">
            <text:p>11.0398860399</text:p>
          </table:table-cell>
          <table:table-cell office:value-type="float" office:value="11.2332112332112" calcext:value-type="float">
            <text:p>11.2332112332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Logistic Regression</text:p>
          </table:table-cell>
          <table:table-cell table:style-name="ce2" office:value-type="float" office:value="9.82905982905983" calcext:value-type="float">
            <text:p>9.829059829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1.2891737891738" calcext:value-type="float">
            <text:p>11.2891737892</text:p>
          </table:table-cell>
        </table:table-row>
        <table:table-row table:style-name="ro1">
          <table:table-cell table:number-columns-repeated="24"/>
          <table:table-cell office:value-type="string" calcext:value-type="string">
            <text:p>Decision Stump</text:p>
          </table:table-cell>
          <table:table-cell office:value-type="float" office:value="12.3456790123457" calcext:value-type="float">
            <text:p>12.3456790123</text:p>
          </table:table-cell>
          <table:table-cell office:value-type="float" office:value="12.1082621082621" calcext:value-type="float">
            <text:p>12.1082621083</text:p>
          </table:table-cell>
          <table:table-cell table:style-name="ce2" office:value-type="float" office:value="10.7628996517885" calcext:value-type="float">
            <text:p>10.76289965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6:34:03.101814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6:14:29.438730909</meta:creation-date>
    <meta:generator>LibreOffice/5.1.4.2$Linux_X86_64 LibreOffice_project/10m0$Build-2</meta:generator>
    <dc:date>2017-04-19T18:39:21.215231270</dc:date>
    <meta:editing-duration>PT1H44M53S</meta:editing-duration>
    <meta:editing-cycles>28</meta:editing-cycles>
    <meta:document-statistic meta:table-count="1" meta:cell-count="241" meta:object-count="0"/>
  </office:meta>
</office:document-meta>
</file>